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6ce38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6ce38" style:font-name-asian="sans-serif" style:font-size-asian="10.5pt" style:font-style-asian="normal" style:font-weight-asian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6ce38" officeooo:paragraph-rsid="0016ce38" style:font-name-asian="sans-serif" style:font-size-asian="10.5pt" style:font-style-asian="normal" style:font-weight-asian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96e69" officeooo:paragraph-rsid="0016ce38" style:font-name-asian="sans-serif" style:font-size-asian="10.5pt" style:font-style-asian="normal" style:font-weight-asian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96e69" officeooo:paragraph-rsid="00196e69" style:font-name-asian="sans-serif" style:font-size-asian="10.5pt" style:font-style-asian="normal" style:font-weight-asian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d8d6d" officeooo:paragraph-rsid="001d8d6d" style:font-name-asian="sans-serif" style:font-size-asian="10.5pt" style:font-style-asian="normal" style:font-weight-asian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e3064" officeooo:paragraph-rsid="001e3064" style:font-name-asian="sans-serif" style:font-size-asian="10.5pt" style:font-style-asian="normal" style:font-weight-asian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e799e" officeooo:paragraph-rsid="001e799e" style:font-name-asian="sans-serif" style:font-size-asian="10.5pt" style:font-style-asian="normal" style:font-weight-asian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217bd0" officeooo:paragraph-rsid="00217bd0" style:font-name-asian="sans-serif" style:font-size-asian="10.5pt" style:font-style-asian="normal" style:font-weight-asian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217bd0" officeooo:paragraph-rsid="0022aceb" style:font-name-asian="sans-serif" style:font-size-asian="10.5pt" style:font-style-asian="normal" style:font-weight-asian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22aceb" officeooo:paragraph-rsid="0022aceb" style:font-name-asian="sans-serif" style:font-size-asian="10.5pt" style:font-style-asian="normal" style:font-weight-asian="normal"/>
    </style:style>
    <style:style style:name="P13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202122" fo:font-size="12pt" fo:letter-spacing="normal" officeooo:rsid="0022aceb" officeooo:paragraph-rsid="0022aceb" style:font-name-asian="sans-serif" style:font-size-asian="12pt" style:font-style-asian="normal" style:font-weight-asian="normal" style:font-size-complex="12pt"/>
    </style:style>
    <style:style style:name="P14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202122" fo:font-size="12pt" fo:letter-spacing="normal" officeooo:rsid="00276ce6" officeooo:paragraph-rsid="00276ce6" style:font-name-asian="sans-serif" style:font-size-asian="10.5pt" style:font-style-asian="normal" style:font-weight-asian="normal" style:font-size-complex="12pt"/>
    </style:style>
    <style:style style:name="P15" style:family="paragraph" style:parent-style-name="Default">
      <style:paragraph-properties fo:margin-left="0in" fo:margin-right="0in" style:line-height-at-least="0.139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2c2ad2" officeooo:paragraph-rsid="002c2ad2" style:font-name-asian="sans-serif" style:font-size-asian="10.5pt" style:font-style-asian="normal" style:font-weight-asian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6ce38" officeooo:paragraph-rsid="002cc727" style:font-name-asian="sans-serif" style:font-size-asian="10.5pt" style:font-style-asian="normal" style:font-weight-asian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6ce38" officeooo:paragraph-rsid="0016ce38" style:font-name-asian="sans-serif" style:font-size-asian="10.5pt" style:font-style-asian="normal" style:font-weight-asian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d8d6d" officeooo:paragraph-rsid="002de659" style:font-name-asian="sans-serif" style:font-size-asian="10.5pt" style:font-style-asian="normal" style:font-weight-asian="normal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1e3064" officeooo:paragraph-rsid="001e3064" style:font-name-asian="sans-serif" style:font-size-asian="10.5pt" style:font-style-asian="normal" style:font-weight-asian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2e9ab5" officeooo:paragraph-rsid="002e9ab5" style:font-name-asian="sans-serif" style:font-size-asian="10.5pt" style:font-style-asian="normal" style:font-weight-asian="normal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02122" fo:letter-spacing="normal" officeooo:rsid="00217bd0" officeooo:paragraph-rsid="00217bd0" style:font-name-asian="sans-serif" style:font-size-asian="10.5pt" style:font-style-asian="normal" style:font-weight-asian="normal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</style:style>
    <style:style style:name="P24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22aceb" officeooo:paragraph-rsid="0022aceb" style:letter-kerning="true" style:font-name-asian="sans-serif" style:font-size-asian="12pt" style:font-style-asian="normal" style:font-weight-asian="normal" style:font-size-complex="12pt" style:font-weight-complex="normal" style:text-emphasize="none"/>
    </style:style>
    <style:style style:name="P25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22aceb" officeooo:paragraph-rsid="0022aceb" style:letter-kerning="true" style:font-name-asian="sans-serif" style:font-size-asian="12pt" style:font-style-asian="normal" style:font-weight-asian="normal" style:font-size-complex="12pt" style:text-emphasize="none"/>
    </style:style>
    <style:style style:name="P26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24f20f" officeooo:paragraph-rsid="0024f20f" style:letter-kerning="true" style:font-name-asian="sans-serif" style:font-size-asian="10.5pt" style:font-style-asian="normal" style:font-weight-asian="normal" style:font-size-complex="12pt" style:text-emphasize="none"/>
    </style:style>
    <style:style style:name="P27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26493a" officeooo:paragraph-rsid="0026493a" style:letter-kerning="true" style:font-name-asian="sans-serif" style:font-size-asian="10.5pt" style:font-style-asian="normal" style:font-weight-asian="normal" style:font-size-complex="12pt" style:text-emphasize="none"/>
    </style:style>
    <style:style style:name="P28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276ce6" officeooo:paragraph-rsid="00276ce6" style:letter-kerning="true" style:font-name-asian="sans-serif" style:font-size-asian="10.5pt" style:font-style-asian="normal" style:font-weight-asian="normal" style:font-size-complex="12pt" style:text-emphasize="none"/>
    </style:style>
    <style:style style:name="P29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29a9a7" officeooo:paragraph-rsid="00276ce6" style:letter-kerning="true" style:font-name-asian="sans-serif" style:font-size-asian="10.5pt" style:font-style-asian="normal" style:font-weight-asian="normal" style:font-size-complex="12pt" style:text-emphasize="none"/>
    </style:style>
    <style:style style:name="P30" style:family="paragraph" style:parent-style-name="Default">
      <style:paragraph-properties fo:margin-left="0in" fo:margin-right="0in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2e9ab5" officeooo:paragraph-rsid="002e9ab5" style:letter-kerning="true" style:font-name-asian="sans-serif" style:font-size-asian="10.5pt" style:font-style-asian="normal" style:font-weight-asian="normal" style:font-size-complex="12pt" style:text-emphasize="none"/>
    </style:style>
    <style:style style:name="P31" style:family="paragraph" style:parent-style-name="Default">
      <style:paragraph-properties fo:margin-left="0in" fo:margin-right="0in" style:line-height-at-least="0.139in" fo:text-indent="0in" style:auto-text-indent="fals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1" style:family="text">
      <style:text-properties fo:font-variant="normal" fo:text-transform="none" fo:color="#202122" fo:letter-spacing="normal" style:font-name-asian="sans-serif" style:font-size-asian="10.5pt" style:font-style-asian="normal" style:font-weight-asian="bold"/>
    </style:style>
    <style:style style:name="T2" style:family="text">
      <style:text-properties fo:font-variant="normal" fo:text-transform="none" fo:color="#202122" fo:letter-spacing="normal" officeooo:rsid="002c2ad2" style:font-name-asian="sans-serif" style:font-size-asian="10.5pt" style:font-style-asian="normal" style:font-weight-asian="bold"/>
    </style:style>
    <style:style style:name="T3" style:family="text">
      <style:text-properties fo:font-variant="normal" fo:text-transform="none" fo:color="#202122" fo:letter-spacing="normal" officeooo:rsid="002cc727" style:font-name-asian="sans-serif" style:font-size-asian="10.5pt" style:font-style-asian="normal" style:font-weight-asian="bold"/>
    </style:style>
    <style:style style:name="T4" style:family="text">
      <style:text-properties fo:font-variant="normal" fo:text-transform="none" fo:color="#202122" fo:letter-spacing="normal" style:font-name-asian="sans-serif" style:font-size-asian="10.5pt" style:font-style-asian="normal" style:font-weight-asian="normal"/>
    </style:style>
    <style:style style:name="T5" style:family="text">
      <style:text-properties fo:font-variant="normal" fo:text-transform="none" fo:color="#202122" fo:letter-spacing="normal" officeooo:rsid="0016ce38" style:font-name-asian="sans-serif" style:font-size-asian="10.5pt" style:font-style-asian="normal" style:font-weight-asian="normal"/>
    </style:style>
    <style:style style:name="T6" style:family="text">
      <style:text-properties fo:font-variant="normal" fo:text-transform="none" fo:color="#202122" fo:letter-spacing="normal" officeooo:rsid="002cc727" style:font-name-asian="sans-serif" style:font-size-asian="10.5pt" style:font-style-asian="normal" style:font-weight-asian="normal"/>
    </style:style>
    <style:style style:name="T7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8" style:family="text">
      <style:text-properties officeooo:rsid="001e3064"/>
    </style:style>
    <style:style style:name="T9" style:family="text">
      <style:text-properties officeooo:rsid="0020515e"/>
    </style:style>
    <style:style style:name="T10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letter-kerning="true" style:text-emphasize="none"/>
    </style:style>
    <style:style style:name="T11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officeooo:rsid="0029a9a7" style:letter-kerning="true" style:text-emphasize="none"/>
    </style:style>
    <style:style style:name="T1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officeooo:rsid="002e9ab5" style:letter-kerning="true" style:text-emphasize="none"/>
    </style:style>
    <style:style style:name="T13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style:letter-kerning="tru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2e9ab5" style:letter-kerning="true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style:letter-kerning="true" style:font-style-asian="normal" style:text-emphasize="none"/>
    </style:style>
    <style:style style:name="T17" style:family="text">
      <style:text-properties officeooo:rsid="002de659"/>
    </style:style>
    <style:style style:name="T18" style:family="text">
      <style:text-properties officeooo:rsid="0030e830"/>
    </style:style>
    <style:style style:name="T19" style:family="text">
      <style:text-properties officeooo:rsid="0032b5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안녕하십니까 소프트웨어학부 하민수입니다. 발표 시작하겠습니다. </text:p>
      <text:p text:style-name="P16"/>
      <text:p text:style-name="P1"><text:span text:style-name="T1">발표는 </text:span><text:span text:style-name="T2">Kaggle, About Titanic, Data Description, Data Preprocessing, Training, Result 순으로 진</text:span><text:span text:style-name="T3">행하겠습니다.</text:span></text:p>
      <text:p text:style-name="P1"><text:span text:style-name="T1"/></text:p>
      <text:p text:style-name="P1"><text:span text:style-name="T1"/></text:p>
      <text:p text:style-name="P1"><text:span text:style-name="T1">캐글</text:span><text:span text:style-name="T7">(Kaggle) </text:span><text:span text:style-name="T4">기업 및 단체에서 데이터와 해결과제를 등록하면</text:span><text:span text:style-name="T7">, </text:span><text:span text:style-name="T4">데이터 과학자들이 이를 해결하는 모델을 개발하고 경쟁하는 대회 플랫폼 입니다. 프로젝트 주제를 찾기위해 캐글에 가입을했고, 첫 가입자에게 추천해주는 과제가 바로 타이타닉입니다.</text:span></text:p>
      <text:p text:style-name="P3"/>
      <text:p text:style-name="P17">영화를 보신분도 있겠지만 타이타닉은 1912년 영국에서 미국으로 가는 여객선이 대서양에서 빙하와 부딪혀 침몰한 사고입니다. </text:p>
      <text:p text:style-name="P17">이 타이타닉 문제는 총 1309명의 탑승인원중에 890명의 데이터를 train set로 주고 나머지 419명의 생존을 예측하는 문제입니다.</text:p>
      <text:p text:style-name="P4">데이터가 엄청나게 큰 규모는 아니지만 결측값들이 많아서 data 전처리를 하기위해선 필수적으로 타이타닉에대해 배경지식이 필요했습니다.</text:p>
      <text:p text:style-name="P4"/>
      <text:p text:style-name="P4"/>
      <text:p text:style-name="P2"><text:span text:style-name="T5">이 자료는 위키백과사전에서 가져온 타이타닉에관한 통계 자료입니다. </text:span><text:span text:style-name="T6">3등실 탑승인원의 구조율이 낮은것을 확인할 수 있습니다. 그리고 남성의 구조율이 낮은것을 확인할 수 있습니다.</text:span></text:p>
      <text:p text:style-name="P5"/>
      <text:p text:style-name="P5">이것은 타이타닉의 설계도인데 이런식으로 각 등급별로 묵는 숙소가 다른것을 확인할 수 있습니다.</text:p>
      <text:p text:style-name="P5">타이타닉은 배머리 오른쪽이 빙하에 긁혀 안에 물이차며 오른쪽으로 기울어지며 침몰한 사고입니다. 따라서 배의 오른쪽 특히 앞쪽에 머무른 사람들이 많이 죽었음을 예측할 수 있습니다. 숙소의 등급, 그리고 숙소의 위치또한 생존과 밀접한 관련이 있다는 사실을 파악할 수 있습니다.</text:p>
      <text:p text:style-name="P5"/>
      <text:p text:style-name="P6">데이터 Description입니다. 총 10개의 feature가 있습니다. 다른 부분은 다 이해되실꺼라 생각하고 이 sibsp은 같이탄 형제자매, 배우자의 숫자이고, parch는 같이단 자식 부모의 숫자입니다. 그리고 이 cabin은 숙소의 호실입니다. embarked는 타이타닉호가 유럽에서 정박한 항구입니다. Q는 영국 있는 퀸스타운항구고요, C는 프랑스의 셰르부르 , <text:s/>S는 영국의 사우스햄튼 입니다. </text:p>
      <text:p text:style-name="P7">이것으로 Data Description을 마치겠습니다.</text:p>
      <text:p text:style-name="P7"/>
      <text:p text:style-name="P19">전처리를 설계하기전에 데이터의 <text:span text:style-name="T17">type, null</text:span> 파악해야 합니다. </text:p>
      <text:p text:style-name="P19">보시면 손봐야할 feature들이 많습니다.</text:p>
      <text:p text:style-name="P7">우선 passengerID는 필요없는 feature이기 때문에 삭제처리를 하고</text:p>
      <text:p text:style-name="P7">Survive는 라벨이므로 전처리가 끝난후 떼어내줬습니다.</text:p>
      <text:p text:style-name="P7">Pclass는 건들 필요가없고</text:p>
      <text:p text:style-name="P7">Name을 보시면 Mr, Mrs, Miss 등등 호칭이 기록되어있습니다. 이는 나이+성별이 함축된 특성으로 볼수 있습니다. 그래서 이 feature는 데이터를 탐구하며 수정하였습니다.’</text:p>
      <text:p text:style-name="P7">Sex는 female : 1, male : 0으로 mapping해주었습니.</text:p>
      <text:p text:style-name="P7">Sibsp, Parch는 건들필요가없고</text:p>
      <text:p text:style-name="P7">Ticket은 Pclass, Fare와 매우 관련이 높기 때문에 이 <text:span text:style-name="T8">feature는 카테고리화 하기도 어려울뿐더러 종속적이기 때문에 삭제처리 했습니다.</text:span></text:p>
      <text:p text:style-name="P8">Fare도 딱히 건들 필요가 없고</text:p>
      <text:p text:style-name="P8">Cabin이 가장 문제입니다. 저의 주관적인 생각이지만 이 <text:span text:style-name="T17">Cabin </text:span>feature를 얼마나 정교하고 정확하게 전처리 하느냐에따라 모델 성능에 가장큰 영향을 줄것으로 생각됩니다. 이부분은 뒤에 설명하겠습니다.</text:p>
      <text:p text:style-name="P8">Embarked는 총 3개이므로 0, 1, 2로 카테고리화 해주었습니다.</text:p>
      <text:p text:style-name="P8">그리고 결측치를 보시면 Age, Cabin, Embarked가 있습니다. </text:p>
      <text:p text:style-name="P8"><text:soft-page-break/>결측처리 3개, 분류 4개, 삭제 2개로 전처리를 진행하였습니다.</text:p>
      <text:p text:style-name="P8"/>
      <text:p text:style-name="P8">전처리를 진행하지 않은 feature들도 데이터에대한 좀더 부드러운 이를 위해 시각화를 진행하였습니다.</text:p>
      <text:p text:style-name="P21">각 그래프의 Survive, Dead의 비율을 봐주시면 됩니다.</text:p>
      <text:p text:style-name="P9">Pclass이구요, Sex 이구요, <text:span text:style-name="T9">Sibsp, parch, embarked 입니다.</text:span></text:p>
      <text:p text:style-name="P9"/>
      <text:p text:style-name="P10">Name입니다.</text:p>
      <text:p text:style-name="P10">Name은 호칭을 제외한 나머지부분은 삭제시키고 남은 호칭들의 수를 counting 했더니 그 빈도수가 Mr, Miss, Mrs, else순으로 많았습니다.</text:p>
      <text:p text:style-name="P10">그래서 Mr → 0, Miss → 1, Mrs → 3, else → 4로 카테고리화하였습니다.</text:p>
      <text:p text:style-name="P10"/>
      <text:p text:style-name="P10">Age입니다.</text:p>
      <text:p text:style-name="P10">결측치가 있어 이부분은 Age의 결측치가 있는 해당 record의 성별의 median Age값을 대입하였습니다.</text:p>
      <text:p text:style-name="P10"/>
      <text:p text:style-name="P11">이것은 분포도의 변화인데 이 부분을 보시면 <text:s/>25~35세가 죽을확률이 가장 높은것을 알 수 있습니다.</text:p>
      <text:p text:style-name="P10"/>
      <text:p text:style-name="P12">정박항구의 결측치 처리 입니다.</text:p>
      <text:p text:style-name="P12">이 데이터 상으론 Q도시는 1등급 티켓을 구입한 사람이 거의 없고 S도시가 1등급 구매율이 가장 높습니다.</text:p>
      <text:p text:style-name="P12">따라서 도시의 빈부는 S, C, Q순이고 Pclass에 따라 Embarked의 결측치를 mapping 해주었습니다.</text:p>
      <text:p text:style-name="P12"/>
      <text:p text:style-name="P12">다음은 요금입니다.</text:p>
      <text:p text:style-name="P12"/>
      <text:p text:style-name="P24">객실 호수별로 구별을 한다면 매우 좋겠지만 </text:p>
      <text:p text:style-name="P15"><text:span text:style-name="T13">각 층</text:span><text:span text:style-name="T16">(A~T)</text:span><text:span text:style-name="T13">별</text:span><text:span text:style-name="T16">, </text:span><text:span text:style-name="T13">호수별로 구별이되어 데이터가 너무 복잡해지고</text:span></text:p>
      <text:p text:style-name="P31">타이타닉의 설계도에대한 정보를 얻기가 너무 어려워</text:p>
      <text:p text:style-name="P31">호수는제외하고 층에 대해서만 구별했습니다.</text:p>
      <text:p text:style-name="P12"/>
      <text:p text:style-name="P13"><text:span text:style-name="T10">각 층별 </text:span><text:span text:style-name="T14">0.4</text:span><text:span text:style-name="T10">의 </text:span><text:span text:style-name="T14">값</text:span><text:span text:style-name="T10">를 주어 </text:span><text:span text:style-name="T14">P</text:span><text:span text:style-name="T15">class</text:span><text:span text:style-name="T10">에 맞게 결측치에 중간값을 할</text:span><text:span text:style-name="T12">당했습니다.</text:span></text:p>
      <text:p text:style-name="P25"/>
      <text:p text:style-name="P26">그리고 <text:s/>PassengerID, Ticket을 제거하고 본격 훈련 데이터로 만들어주었습니다.</text:p>
      <text:p text:style-name="P26"/>
      <text:p text:style-name="P26">스케일링은 표준화를 해주었고, 데이터가 과적합데이터인지 과소적합 데이터인지 확인하기 위해 SVC default 파라미터값으로 학습한결과 나쁘지않은 데이터 상태인것을 확인할 수 있었습니다.</text:p>
      <text:p text:style-name="P26"/>
      <text:p text:style-name="P27">그리고 분명 데이터셋안에 종속적인 feature들이 있었습니다. 이 종속적인 feature들을 제거해 주기 위해서</text:p>
      <text:p text:style-name="P27">ExhaustiveFeatureSelection을 적용해주었습니다.</text:p>
      <text:p text:style-name="P30">여길보시면 걸러진 feature와 사용되는 feature는 종속적인 관계가 있습니다. 상관분석을 하지않은 이유는 굳이 하지않아도 충분히 파악할수있었기 때문입니다.</text:p>
      <text:p text:style-name="P27"/>
      <text:p text:style-name="P28">모델의 정확도를 좀더 키우기 위해 특성공학, 2차 polynomial을 적용해 주었습니다.</text:p>
      <text:p text:style-name="P28">기존의 특성 7<text:span text:style-name="T18">개와, 조합된 특성 28개를 추가해 총 35개의 특성을 만들었습니다.</text:span></text:p>
      <text:p text:style-name="P28"/>
      <text:p text:style-name="P28">전처리가 끝났고 훈련입니다.</text:p>
      <text:p text:style-name="P28">훈련은 4개의 모델을 사용하였고 파라미터 튜닝은 표에서 보시는것과 같이 <text:span text:style-name="T19">grid search로</text:span> 튜닝을 하였습니다.</text:p>
      <text:p text:style-name="P28">그결과 Logistic classfier가 가장 높은 성능을 보였습니다.</text:p>
      <text:p text:style-name="P28"><text:soft-page-break/></text:p>
      <text:p text:style-name="P28">제출용 파일을 만들어 제출한 결과입니다. 등수는 14298등 이고 최상위권 사람들은 정확도 1의 성능을 냈는데 아마 데이터 전처리를 정말 세분하게 잘해서 그런 결과를 낼 수 있었던게 아닐까 하고 생각해봅니다.</text:p>
      <text:p text:style-name="P28">실제 데이터로 머신러닝을 하는것이 2번째인데 역시 전처리가 가장 어렵고 까다롭고 가장 잘해야하는것을 다시한번 느꼈습니다.</text:p>
      <text:p text:style-name="P28"/>
      <text:p text:style-name="P14"><text:span text:style-name="T10">혹시나 코드가 궁금하시다면 제 깃허브 주소입니다. 깃허브 주소뒤에 하민수000을 치시면 제 </text:span><text:span text:style-name="T11">repository에서 titanic 에가셔서 볼 수 있습니다.</text:span></text:p>
      <text:p text:style-name="P29">이상입니다. 감사합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 CJK SC" svg:font-family="'Noto Sans CJK SC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20:23:36.125800552</meta:creation-date>
    <dc:date>2020-06-16T10:28:26.235307080</dc:date>
    <meta:editing-duration>PT3H38M1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2124" meta:character-count="3253" meta:non-whitespace-character-count="2660"/>
  </office:meta>
</office:document-meta>
</file>